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7665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Noto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0535in" svg:height="5.098in" svg:x="1.8217in" svg:y="0.0421in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Anteil an Wasserstoffpatenten (%)</text:p>
          </table:table-cell>
        </table:table-row>
        <table:table-row table:style-name="ro2">
          <table:table-cell office:value-type="string" calcext:value-type="string">
            <text:p>Europa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üdkore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ndere Länder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3T19:29:21.903974259</meta:creation-date>
    <dc:date>2025-06-03T19:40:51.291376490</dc:date>
    <meta:editing-duration>PT1S</meta:editing-duration>
    <meta:editing-cycles>1</meta:editing-cycles>
    <meta:document-statistic meta:table-count="1" meta:cell-count="14" meta:object-count="1"/>
    <meta:generator>LibreOffice/25.2.3.2$Linux_X86_64 LibreOffice_project/5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997cm" svg:height="12.95cm" xlink:href=".." xlink:type="simple" chart:class="chart:bar" chart:style-name="ch1">
        <chart:legend chart:legend-position="end" svg:x="10.923cm" svg:y="4.301cm" style:legend-expansion="custom" svg:width="6.017cm" svg:height="0.677cm" style:legend-expansion-aspect-ratio="8.8877400295421" chart:style-name="ch2"/>
        <chart:plot-area chart:style-name="ch3" svg:x="2.585cm" svg:y="2.142cm" svg:width="15.019cm" svg:height="9.768cm">
          <chart:coordinate-region svg:x="3.229cm" svg:y="2.381cm" svg:width="14.373cm" svg:height="8.803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il an Wasserstoffpatenten (%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uropa</text:p>
                <draw:g>
                  <svg:desc>Sheet1.A2:Sheet1.A7</svg:desc>
                </draw:g>
              </table:table-cell>
              <table:table-cell office:value-type="float" office:value="28">
                <text:p>28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üdkore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dere Länder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